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1" svg:font-family="Arial, sans-serif"/>
    <style:font-face style:name="Lucida Grande" svg:font-family="'Lucida Grande', Verdana, Arial, sans-serif"/>
    <style:font-face style:name="Mangal1" svg:font-family="Mangal"/>
    <style:font-face style:name="Open Sans" svg:font-family="'Open Sans'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920"/>
    </style:style>
    <style:style style:name="P2" style:family="paragraph" style:parent-style-name="Standard">
      <style:text-properties fo:color="#0000cc" officeooo:rsid="001889f7" officeooo:paragraph-rsid="001889f7"/>
    </style:style>
    <style:style style:name="P3" style:family="paragraph" style:parent-style-name="Standard">
      <style:text-properties fo:color="#0000cc" officeooo:rsid="001a278f" officeooo:paragraph-rsid="001a278f"/>
    </style:style>
    <style:style style:name="P4" style:family="paragraph" style:parent-style-name="Standard">
      <style:text-properties fo:color="#0000cc" officeooo:rsid="001a278f" officeooo:paragraph-rsid="001a278f" fo:background-color="transparent"/>
    </style:style>
    <style:style style:name="P5" style:family="paragraph" style:parent-style-name="Standard">
      <style:text-properties officeooo:rsid="001bf32e" officeooo:paragraph-rsid="001bf32e"/>
    </style:style>
    <style:style style:name="P6" style:family="paragraph" style:parent-style-name="Standard">
      <style:text-properties officeooo:paragraph-rsid="001bf32e"/>
    </style:style>
    <style:style style:name="P7" style:family="paragraph" style:parent-style-name="Standard">
      <style:text-properties officeooo:paragraph-rsid="001bf32e"/>
    </style:style>
    <style:style style:name="P8" style:family="paragraph" style:parent-style-name="Standard">
      <style:text-properties officeooo:paragraph-rsid="0016f920"/>
    </style:style>
    <style:style style:name="P9" style:family="paragraph" style:parent-style-name="Standard">
      <style:text-properties fo:color="#0000ff" officeooo:rsid="001d50ed" officeooo:paragraph-rsid="001d50ed"/>
    </style:style>
    <style:style style:name="P10" style:family="paragraph" style:parent-style-name="Standard">
      <style:text-properties fo:color="#0000ff" officeooo:rsid="001ed0af" officeooo:paragraph-rsid="001ed0af"/>
    </style:style>
    <style:style style:name="P11" style:family="paragraph" style:parent-style-name="Standard">
      <style:text-properties officeooo:paragraph-rsid="001ed0af"/>
    </style:style>
    <style:style style:name="P12" style:family="paragraph" style:parent-style-name="Standard">
      <style:text-properties officeooo:paragraph-rsid="0016f920" fo:background-color="#ffcc00"/>
    </style:style>
    <style:style style:name="P13" style:family="paragraph" style:parent-style-name="Standard">
      <style:text-properties fo:color="#0000cc" officeooo:rsid="001a278f" officeooo:paragraph-rsid="001a278f" fo:background-color="transparent"/>
    </style:style>
    <style:style style:name="P14" style:family="paragraph" style:parent-style-name="Standard">
      <style:text-properties officeooo:paragraph-rsid="00207410"/>
    </style:style>
    <style:style style:name="P15" style:family="paragraph" style:parent-style-name="Standard">
      <style:text-properties officeooo:paragraph-rsid="001a278f" fo:background-color="transparent"/>
    </style:style>
    <style:style style:name="P16" style:family="paragraph" style:parent-style-name="Standard">
      <style:text-properties officeooo:paragraph-rsid="0016f920" fo:background-color="transparent"/>
    </style:style>
    <style:style style:name="P17" style:family="paragraph" style:parent-style-name="Standard">
      <style:text-properties officeooo:paragraph-rsid="0020ec7b" fo:background-color="transparent"/>
    </style:style>
    <style:style style:name="P18" style:family="paragraph" style:parent-style-name="Standard">
      <style:text-properties officeooo:paragraph-rsid="0022533a"/>
    </style:style>
    <style:style style:name="P19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d50e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 fo:background-color="#ffcc00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fo:letter-spacing="normal" fo:background-color="#ffcc00"/>
    </style:style>
    <style:style style:name="P23" style:family="paragraph" style:parent-style-name="Text_20_body">
      <style:text-properties officeooo:paragraph-rsid="0016f920"/>
    </style:style>
    <style:style style:name="P24" style:family="paragraph" style:parent-style-name="Text_20_body">
      <style:text-properties officeooo:rsid="001ed0af" officeooo:paragraph-rsid="001ed0af"/>
    </style:style>
    <style:style style:name="P25" style:family="paragraph" style:parent-style-name="Text_20_body">
      <style:text-properties fo:color="#0000ff" officeooo:paragraph-rsid="001ed0af"/>
    </style:style>
    <style:style style:name="P26" style:family="paragraph" style:parent-style-name="Text_20_body">
      <style:text-properties officeooo:paragraph-rsid="0020ec7b"/>
    </style:style>
    <style:style style:name="T1" style:family="text">
      <style:text-properties officeooo:rsid="0016f920"/>
    </style:style>
    <style:style style:name="T2" style:family="text">
      <style:text-properties fo:font-variant="normal" fo:text-transform="none" fo:color="#333333" style:font-name="Lucida Grande" fo:font-size="9pt" fo:letter-spacing="normal" fo:font-style="normal" fo:font-weight="normal" officeooo:rsid="001889f7"/>
    </style:style>
    <style:style style:name="T3" style:family="text">
      <style:text-properties fo:font-variant="normal" fo:text-transform="none" fo:color="#333333" style:font-name="Lucida Grande" fo:font-size="9pt" fo:letter-spacing="normal" fo:font-style="normal" fo:font-weight="normal" officeooo:rsid="001889f7" fo:background-color="#ffffff"/>
    </style:style>
    <style:style style:name="T4" style:family="text">
      <style:text-properties fo:font-variant="normal" fo:text-transform="none" fo:color="#333333" style:font-name="Lucida Grande" fo:font-size="9pt" fo:letter-spacing="normal" fo:font-style="normal" fo:font-weight="normal" officeooo:rsid="001889f7" fo:background-color="#ffcc00" loext:char-shading-value="0"/>
    </style:style>
    <style:style style:name="T5" style:family="text">
      <style:text-properties fo:font-variant="normal" fo:text-transform="none" fo:color="#333333" style:font-name="Lucida Grande" fo:font-size="9pt" fo:letter-spacing="normal" fo:font-style="normal" fo:font-weight="normal" officeooo:rsid="0020ec7b" fo:background-color="#ffcc00" loext:char-shading-value="0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officeooo:rsid="001889f7" fo:background-color="transparent" loext:char-shading-value="0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 officeooo:rsid="0020ec7b" fo:background-color="transparent" loext:char-shading-value="0"/>
    </style:style>
    <style:style style:name="T8" style:family="text">
      <style:text-properties fo:font-variant="normal" fo:text-transform="none" fo:color="#333333" style:font-name="Lucida Grande" fo:font-size="9pt" fo:letter-spacing="normal" fo:font-style="normal" fo:font-weight="normal" officeooo:rsid="0020ec7b"/>
    </style:style>
    <style:style style:name="T9" style:family="text">
      <style:text-properties fo:font-variant="normal" fo:text-transform="none" fo:color="#333333" style:font-name="Lucida Grande" fo:font-size="9pt" fo:letter-spacing="normal" fo:font-style="normal" fo:font-weight="normal" officeooo:rsid="0020ec7b" fo:background-color="#ffffff"/>
    </style:style>
    <style:style style:name="T10" style:family="text">
      <style:text-properties fo:font-variant="normal" fo:text-transform="none" fo:color="#333333" style:font-name="Arial1" fo:font-size="12pt" fo:letter-spacing="normal" fo:font-style="normal" fo:font-weight="normal" fo:background-color="#ffcc00" loext:char-shading-value="0"/>
    </style:style>
    <style:style style:name="T11" style:family="text">
      <style:text-properties fo:font-variant="normal" fo:text-transform="none" fo:color="#333333" style:font-name="Arial1" fo:font-size="12pt" fo:letter-spacing="normal" fo:font-style="normal" fo:font-weight="bold" fo:background-color="#ffcc00" loext:char-shading-value="0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13" style:family="text">
      <style:text-properties fo:font-variant="normal" fo:text-transform="none" fo:color="#222222" style:font-name="sans-serif" fo:font-size="10.5pt" fo:letter-spacing="normal" fo:font-style="normal" fo:font-weight="bold" fo:background-color="#ffcc00" loext:char-shading-value="0"/>
    </style:style>
    <style:style style:name="T14" style:family="text">
      <style:text-properties fo:font-variant="normal" fo:text-transform="none" fo:color="#222222" style:font-name="sans-serif" fo:font-size="10.5pt" fo:letter-spacing="normal" fo:font-style="normal" fo:font-weight="bold" officeooo:rsid="0022533a" fo:background-color="#ffcc00" loext:char-shading-value="0"/>
    </style:style>
    <style:style style:name="T15" style:family="text">
      <style:text-properties fo:font-variant="normal" fo:text-transform="none" fo:color="#222222" style:font-name="sans-serif" fo:font-size="10.5pt" fo:letter-spacing="normal" fo:font-style="normal" fo:font-weight="bold" fo:background-color="transparent" loext:char-shading-value="0"/>
    </style:style>
    <style:style style:name="T16" style:family="text">
      <style:text-properties fo:font-variant="normal" fo:text-transform="none" fo:color="#222222" style:font-name="sans-serif" fo:font-size="10.5pt" fo:letter-spacing="normal" fo:font-style="normal" fo:font-weight="bold" fo:background-color="transparent" loext:char-shading-value="0"/>
    </style:style>
    <style:style style:name="T17" style:family="text">
      <style:text-properties fo:font-variant="normal" fo:text-transform="none" fo:color="#222222" style:font-name="sans-serif" fo:font-size="10.5pt" fo:letter-spacing="normal" fo:font-style="normal" fo:font-weight="bold" fo:background-color="#ffffff"/>
    </style:style>
    <style:style style:name="T1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9" style:family="text">
      <style:text-properties fo:font-variant="normal" fo:text-transform="none" fo:color="#222222" style:font-name="sans-serif" fo:font-size="10.5pt" fo:letter-spacing="normal" fo:font-style="normal" fo:font-weight="normal" fo:background-color="#ffcc00" loext:char-shading-value="0"/>
    </style:style>
    <style:style style:name="T20" style:family="text">
      <style:text-properties fo:font-variant="normal" fo:text-transform="none" fo:color="#222222" style:font-name="sans-serif" fo:font-size="10.5pt" fo:letter-spacing="normal" fo:font-style="normal" fo:font-weight="normal" officeooo:rsid="00207410" fo:background-color="#ffcc00" loext:char-shading-value="0"/>
    </style:style>
    <style:style style:name="T21" style:family="text">
      <style:text-properties fo:font-variant="normal" fo:text-transform="none" fo:color="#222222" style:font-name="sans-serif" fo:font-size="10.5pt" fo:letter-spacing="normal" fo:font-style="normal" fo:font-weight="normal" officeooo:rsid="0022533a" fo:background-color="#ffcc00" loext:char-shading-value="0"/>
    </style:style>
    <style:style style:name="T22" style:family="text">
      <style:text-properties fo:font-variant="normal" fo:text-transform="none" fo:color="#222222" style:font-name="sans-serif" fo:font-size="10.5pt" fo:letter-spacing="normal" fo:font-style="normal" fo:font-weight="normal" officeooo:rsid="0022533a" fo:background-color="#ffcc00" loext:char-shading-value="0" style:font-weight-asian="normal" style:font-weight-complex="normal"/>
    </style:style>
    <style:style style:name="T23" style:family="text">
      <style:text-properties fo:font-variant="normal" fo:text-transform="none" fo:color="#222222" style:font-name="sans-serif" fo:font-size="10.5pt" fo:letter-spacing="normal" fo:font-style="normal" fo:font-weight="normal" officeooo:rsid="0022e889" fo:background-color="#ffcc00" loext:char-shading-value="0"/>
    </style:style>
    <style:style style:name="T24" style:family="text">
      <style:text-properties fo:font-variant="normal" fo:text-transform="none" fo:color="#222222" style:font-name="sans-serif" fo:font-size="10.5pt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fo:color="#222222" style:font-name="sans-serif" fo:font-size="10.5pt" fo:letter-spacing="normal" fo:font-style="normal" fo:font-weight="normal" fo:background-color="transparent" loext:char-shading-value="0"/>
    </style:style>
    <style:style style:name="T26" style:family="text">
      <style:text-properties fo:font-variant="normal" fo:text-transform="none" fo:color="#222222" style:font-name="sans-serif" fo:font-size="10.5pt" fo:letter-spacing="normal" fo:font-style="normal" fo:font-weight="normal" officeooo:rsid="00207410" fo:background-color="transparent" loext:char-shading-value="0"/>
    </style:style>
    <style:style style:name="T27" style:family="text">
      <style:text-properties fo:font-variant="normal" fo:text-transform="none" fo:color="#222222" style:font-name="sans-serif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222222" style:font-name="sans-serif" fo:font-size="10.5pt" fo:letter-spacing="normal" fo:font-style="normal" fo:font-weight="normal" officeooo:rsid="0020ec7b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222222" style:font-name="sans-serif" fo:font-size="10.5pt" fo:letter-spacing="normal" fo:font-style="normal" fo:font-weight="normal" officeooo:rsid="0022533a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222222" style:font-name="sans-serif" fo:font-size="10.5pt" fo:letter-spacing="normal" fo:font-style="normal" fo:font-weight="normal" officeooo:rsid="0022533a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222222" style:font-name="sans-serif" fo:font-size="10.5pt" fo:letter-spacing="normal" fo:font-style="normal" fo:font-weight="normal" officeooo:rsid="0020ec7b" fo:background-color="transparent" loext:char-shading-value="0"/>
    </style:style>
    <style:style style:name="T32" style:family="text">
      <style:text-properties fo:font-variant="normal" fo:text-transform="none" fo:color="#222222" style:font-name="sans-serif" fo:font-size="10.5pt" fo:letter-spacing="normal" fo:font-style="normal" fo:font-weight="normal" officeooo:rsid="0022533a" fo:background-color="transparent" loext:char-shading-value="0"/>
    </style:style>
    <style:style style:name="T33" style:family="text">
      <style:text-properties fo:font-variant="normal" fo:text-transform="none" fo:color="#222222" style:font-name="sans-serif" fo:font-size="10.5pt" fo:letter-spacing="normal" fo:font-style="normal" fo:font-weight="normal" officeooo:rsid="0022533a" fo:background-color="transparent" loext:char-shading-value="0"/>
    </style:style>
    <style:style style:name="T34" style:family="text">
      <style:text-properties fo:font-variant="normal" fo:text-transform="none" fo:color="#222222" style:font-name="sans-serif" fo:font-size="10.5pt" fo:letter-spacing="normal" fo:font-style="normal" fo:font-weight="normal" officeooo:rsid="0022e889" fo:background-color="transparent" loext:char-shading-value="0"/>
    </style:style>
    <style:style style:name="T35" style:family="text">
      <style:text-properties fo:font-variant="normal" fo:text-transform="none" fo:color="#222222" style:font-name="sans-serif" fo:font-size="10.5pt" fo:letter-spacing="normal" fo:font-style="normal" fo:font-weight="normal" officeooo:rsid="0022e889" fo:background-color="transparent" loext:char-shading-value="0"/>
    </style:style>
    <style:style style:name="T36" style:family="text">
      <style:text-properties fo:font-variant="normal" fo:text-transform="none" fo:color="#222222" style:font-name="sans-serif" fo:font-size="10.5pt" fo:letter-spacing="normal" fo:font-style="normal" fo:font-weight="normal" officeooo:rsid="0020ec7b"/>
    </style:style>
    <style:style style:name="T37" style:family="text">
      <style:text-properties fo:font-variant="normal" fo:text-transform="none" fo:color="#222222" style:font-name="sans-serif" fo:font-size="10.5pt" fo:letter-spacing="normal" fo:font-style="normal" fo:font-weight="normal" fo:background-color="#ffffff"/>
    </style:style>
    <style:style style:name="T38" style:family="text">
      <style:text-properties fo:font-variant="normal" fo:text-transform="none" fo:color="#222222" style:font-name="sans-serif" fo:font-size="10.5pt" fo:letter-spacing="normal" fo:font-style="normal" fo:font-weight="normal" officeooo:rsid="0022533a" fo:background-color="#ffffff"/>
    </style:style>
    <style:style style:name="T39" style:family="text">
      <style:text-properties fo:font-variant="normal" fo:text-transform="none" fo:color="#222222" style:font-name="sans-serif" fo:font-size="10.5pt" fo:letter-spacing="normal" fo:font-style="normal" fo:font-weight="normal" officeooo:rsid="0022533a" style:font-weight-asian="normal" style:font-weight-complex="normal" fo:background-color="#ffffff"/>
    </style:style>
    <style:style style:name="T40" style:family="text">
      <style:text-properties fo:font-variant="normal" fo:text-transform="none" fo:color="#222222" style:font-name="sans-serif" fo:font-size="10.5pt" fo:letter-spacing="normal" fo:font-style="normal" fo:font-weight="normal" officeooo:rsid="0022e889" fo:background-color="#ffffff"/>
    </style:style>
    <style:style style:name="T41" style:family="text">
      <style:text-properties fo:font-variant="normal" fo:text-transform="none" fo:color="#222222" style:font-name="sans-serif" fo:font-size="10.5pt" fo:letter-spacing="normal" fo:font-style="italic" fo:font-weight="normal" fo:background-color="transparent" loext:char-shading-value="0"/>
    </style:style>
    <style:style style:name="T42" style:family="text">
      <style:text-properties fo:font-variant="normal" fo:text-transform="none" fo:color="#222222" style:font-name="sans-serif" fo:font-size="10.5pt" fo:letter-spacing="normal" fo:font-style="italic" fo:font-weight="normal" officeooo:rsid="00207410" fo:background-color="transparent" loext:char-shading-value="0"/>
    </style:style>
    <style:style style:name="T43" style:family="text">
      <style:text-properties fo:font-variant="normal" fo:text-transform="none" fo:color="#222222" fo:letter-spacing="normal"/>
    </style:style>
    <style:style style:name="T44" style:family="text">
      <style:text-properties fo:font-variant="normal" fo:text-transform="none" fo:color="#222222" fo:letter-spacing="normal" fo:background-color="#ffcc00" loext:char-shading-value="0"/>
    </style:style>
    <style:style style:name="T45" style:family="text">
      <style:text-properties fo:font-variant="normal" fo:text-transform="none" fo:color="#222222" fo:letter-spacing="normal" fo:background-color="#ffffff"/>
    </style:style>
    <style:style style:name="T46" style:family="text">
      <style:text-properties fo:font-variant="normal" fo:text-transform="none" fo:color="#222222" fo:letter-spacing="normal" fo:background-color="transparent" loext:char-shading-value="0"/>
    </style:style>
    <style:style style:name="T47" style:family="text">
      <style:text-properties fo:font-variant="normal" fo:text-transform="none" fo:color="#222222" fo:letter-spacing="normal" fo:background-color="transparent" loext:char-shading-value="0"/>
    </style:style>
    <style:style style:name="T4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cc00" loext:char-shading-value="0"/>
    </style:style>
    <style:style style:name="T4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/>
    </style:style>
    <style:style style:name="T52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 fo:background-color="#ffcc00" loext:char-shading-value="0"/>
    </style:style>
    <style:style style:name="T53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cc00" loext:char-shading-value="0"/>
    </style:style>
    <style:style style:name="T54" style:family="text">
      <style:text-properties fo:font-variant="normal" fo:text-transform="none" fo:color="#424242" style:font-name="Open Sans" fo:font-size="12pt" fo:letter-spacing="normal" fo:font-style="normal" fo:font-weight="normal" fo:background-color="#ffcc00" loext:char-shading-value="0" loext:padding="0cm" loext:border="none"/>
    </style:style>
    <style:style style:name="T55" style:family="text">
      <style:text-properties fo:font-variant="normal" fo:text-transform="none" fo:color="#424242" style:font-name="Open Sans" fo:font-size="12pt" fo:letter-spacing="normal" fo:font-style="normal" fo:font-weight="normal" officeooo:rsid="001ed0af" fo:background-color="#ffcc00" loext:char-shading-value="0" style:font-weight-asian="bold" style:font-weight-complex="bold"/>
    </style:style>
    <style:style style:name="T56" style:family="text">
      <style:text-properties fo:font-variant="normal" fo:text-transform="none" fo:color="#424242" style:font-name="Open Sans" fo:font-size="12pt" fo:letter-spacing="normal" fo:font-style="normal" fo:font-weight="normal" fo:background-color="#ffcc00" loext:char-shading-value="0" style:font-weight-asian="bold" style:font-weight-complex="bold"/>
    </style:style>
    <style:style style:name="T57" style:family="text">
      <style:text-properties fo:font-variant="normal" fo:text-transform="none" fo:color="#424242" style:font-name="Open Sans" fo:font-size="12pt" fo:letter-spacing="normal" fo:font-style="normal" fo:font-weight="normal" fo:background-color="#ffcc00" loext:char-shading-value="0"/>
    </style:style>
    <style:style style:name="T58" style:family="text">
      <style:text-properties fo:font-variant="normal" fo:text-transform="none" fo:color="#424242" style:font-name="Open Sans" fo:font-size="12pt" fo:letter-spacing="normal" fo:font-style="normal" fo:font-weight="bold" fo:background-color="#ffcc00" loext:char-shading-value="0"/>
    </style:style>
    <style:style style:name="T59" style:family="text">
      <style:text-properties fo:font-variant="normal" fo:text-transform="none" fo:color="#424242" style:font-name="inherit" fo:font-size="12pt" fo:letter-spacing="normal" fo:font-style="normal" fo:font-weight="bold" fo:background-color="#ffcc00" loext:char-shading-value="0" loext:padding="0cm" loext:border="none"/>
    </style:style>
    <style:style style:name="T60" style:family="text">
      <style:text-properties fo:font-variant="normal" fo:text-transform="none" fo:color="#424242" fo:letter-spacing="normal" fo:background-color="#ffcc00" loext:char-shading-value="0"/>
    </style:style>
    <style:style style:name="T61" style:family="text">
      <style:text-properties fo:font-variant="normal" fo:text-transform="none" fo:color="#5eabdf" style:font-name="Open Sans" fo:font-size="7pt" fo:letter-spacing="normal" fo:font-style="normal" fo:font-weight="normal" fo:background-color="#ffcc00" loext:char-shading-value="0" loext:padding="0cm" loext:border="none"/>
    </style:style>
    <style:style style:name="T62" style:family="text">
      <style:text-properties fo:font-variant="normal" fo:text-transform="none" fo:color="#000000" style:font-name="Arial" fo:font-size="10.5pt" fo:letter-spacing="normal" fo:font-style="normal" fo:font-weight="normal" fo:background-color="#ffcc00" loext:char-shading-value="0"/>
    </style:style>
    <style:style style:name="T63" style:family="text">
      <style:text-properties fo:font-variant="normal" fo:text-transform="none" fo:color="#000000" style:font-name="Arial" fo:font-size="10.5pt" fo:letter-spacing="normal" fo:font-style="normal" fo:font-weight="normal" officeooo:rsid="0020ec7b" fo:background-color="#ffcc00" loext:char-shading-value="0"/>
    </style:style>
    <style:style style:name="T64" style:family="text">
      <style:text-properties fo:font-variant="normal" fo:text-transform="none" fo:color="#000000" style:font-name="Arial" fo:font-size="10.5pt" fo:letter-spacing="normal" fo:font-style="normal" fo:font-weight="normal" officeooo:rsid="0022533a" fo:background-color="#ffcc00" loext:char-shading-value="0"/>
    </style:style>
    <style:style style:name="T65" style:family="text">
      <style:text-properties fo:font-variant="normal" fo:text-transform="none" fo:color="#000000" style:font-name="Arial" fo:font-size="10.5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Arial" fo:font-size="10.5pt" fo:letter-spacing="normal" fo:font-style="normal" fo:font-weight="normal" officeooo:rsid="0020ec7b" fo:background-color="#ffffff"/>
    </style:style>
    <style:style style:name="T67" style:family="text">
      <style:text-properties fo:font-variant="normal" fo:text-transform="none" fo:color="#000000" style:font-name="Arial" fo:font-size="10.5pt" fo:letter-spacing="normal" fo:font-style="normal" fo:font-weight="normal" officeooo:rsid="0022533a" fo:background-color="#ffffff"/>
    </style:style>
    <style:style style:name="T68" style:family="text">
      <style:text-properties fo:font-variant="normal" fo:text-transform="none" fo:color="#000000" style:font-name="Arial" fo:font-size="10.5pt" fo:letter-spacing="normal" fo:font-style="normal" fo:font-weight="normal" fo:background-color="transparent" loext:char-shading-value="0"/>
    </style:style>
    <style:style style:name="T69" style:family="text">
      <style:text-properties fo:font-variant="normal" fo:text-transform="none" fo:color="#000000" style:font-name="Arial" fo:font-size="10.5pt" fo:letter-spacing="normal" fo:font-style="normal" fo:font-weight="normal" fo:background-color="transparent" loext:char-shading-value="0"/>
    </style:style>
    <style:style style:name="T70" style:family="text">
      <style:text-properties fo:font-variant="normal" fo:text-transform="none" fo:color="#000000" style:font-name="Arial" fo:font-size="10.5pt" fo:letter-spacing="normal" fo:font-style="normal" fo:font-weight="normal" officeooo:rsid="0020ec7b" fo:background-color="transparent" loext:char-shading-value="0"/>
    </style:style>
    <style:style style:name="T71" style:family="text">
      <style:text-properties fo:font-variant="normal" fo:text-transform="none" fo:color="#000000" style:font-name="Arial" fo:font-size="10.5pt" fo:letter-spacing="normal" fo:font-style="normal" fo:font-weight="normal" officeooo:rsid="0020ec7b" fo:background-color="transparent" loext:char-shading-value="0"/>
    </style:style>
    <style:style style:name="T72" style:family="text">
      <style:text-properties fo:font-variant="normal" fo:text-transform="none" fo:color="#000000" style:font-name="Arial" fo:font-size="10.5pt" fo:letter-spacing="normal" fo:font-style="normal" fo:font-weight="normal" officeooo:rsid="0022533a" fo:background-color="transparent" loext:char-shading-value="0"/>
    </style:style>
    <style:style style:name="T73" style:family="text">
      <style:text-properties fo:font-variant="normal" fo:text-transform="none" fo:color="#000000" style:font-name="Arial" fo:font-size="10.5pt" fo:letter-spacing="normal" fo:font-style="normal" fo:font-weight="normal" officeooo:rsid="0022533a" fo:background-color="transparent" loext:char-shading-value="0"/>
    </style:style>
    <style:style style:name="T74" style:family="text">
      <style:text-properties fo:font-variant="normal" fo:text-transform="none" fo:color="#000000" fo:letter-spacing="normal" fo:background-color="#ffcc00" loext:char-shading-value="0"/>
    </style:style>
    <style:style style:name="T75" style:family="text">
      <style:text-properties officeooo:rsid="001889f7"/>
    </style:style>
    <style:style style:name="T76" style:family="text">
      <style:text-properties officeooo:rsid="001889f7" fo:background-color="#ffffff"/>
    </style:style>
    <style:style style:name="T77" style:family="text">
      <style:text-properties fo:color="#222222" style:font-name="sans-serif" fo:font-size="10.5pt" fo:letter-spacing="normal" fo:font-style="italic" fo:font-weight="normal" fo:background-color="#ffcc00" loext:char-shading-value="0"/>
    </style:style>
    <style:style style:name="T78" style:family="text">
      <style:text-properties fo:color="#000000" officeooo:rsid="0016f920" fo:background-color="#009933" loext:char-shading-value="0"/>
    </style:style>
    <style:style style:name="T79" style:family="text">
      <style:text-properties fo:color="#000000" fo:background-color="#009900" loext:char-shading-value="0"/>
    </style:style>
    <style:style style:name="T80" style:family="text">
      <style:text-properties fo:background-color="#ff3333" loext:char-shading-value="0"/>
    </style:style>
    <style:style style:name="T81" style:family="text">
      <style:text-properties fo:background-color="#009900" loext:char-shading-value="0"/>
    </style:style>
    <style:style style:name="T82" style:family="text">
      <style:text-properties fo:background-color="#009900" loext:char-shading-value="0"/>
    </style:style>
    <style:style style:name="T83" style:family="text">
      <style:text-properties officeooo:rsid="001bf32e"/>
    </style:style>
    <style:style style:name="T84" style:family="text">
      <style:text-properties fo:color="#0000cc" officeooo:rsid="001a278f"/>
    </style:style>
    <style:style style:name="T85" style:family="text">
      <style:text-properties fo:background-color="transparent" loext:char-shading-value="0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1ed0af"/>
    </style:style>
    <style:style style:name="T88" style:family="text">
      <style:text-properties fo:background-color="#ffcc00" loext:char-shading-value="0"/>
    </style:style>
    <style:style style:name="T89" style:family="text">
      <style:text-properties officeooo:rsid="001889f7" fo:background-color="#ffcc00" loext:char-shading-value="0"/>
    </style:style>
    <style:style style:name="T90" style:family="text">
      <style:text-properties officeooo:rsid="0020e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8">1</text:span><text:span text:style-name="T1">- </text:span>Qual protocolo de transporte preocupa-se em transmitir dados com o maior desempenho possível e não se preocupa com a garantia da entrega dos dados? </text:p>
      <text:p text:style-name="P1"/>
      <text:p text:style-name="P15">O UDP </text:p>
      <text:p text:style-name="P16"/>
      <text:p text:style-name="P13">https://docente.ifrn.edu.br/ricardogalvao/disciplinas/2016.1/int.inf.3m-arquitetura-de-redes-e-tecnologia-de-implementacao-de-redes/.-slides-camada-de-transporte-tcp-ip-protocolos-tcp-e-udp</text:p>
      <text:p text:style-name="P1"/>
      <text:p text:style-name="P1"><text:span text:style-name="T80">2</text:span>- Qual o protocolo de transporte que permite a recuperação de pacotes perdidos, a eliminação de pacotes duplicados, a recuperação de dados corrompidos, e pode recuperar a ligação em caso de problemas no sistema e na rede?</text:p>
      <text:p text:style-name="P1"/>
      <text:p text:style-name="P1"><text:s/><text:span text:style-name="T81">3</text:span>- O Que é WiMax? Explique.</text:p>
      <text:p text:style-name="P1"/>
      <text:p text:style-name="P14">O WiMax <text:span text:style-name="T25">(Worldwide Interoperability for Microwave Access</text:span><text:span text:style-name="T26">(</text:span><text:span text:style-name="T25">Interoperabilidade Mundial para Acesso de Micro-Ondas</text:span><text:span text:style-name="T26">)</text:span><text:span text:style-name="T25">) </text:span><text:span text:style-name="T26">e uma interface sem fio para conexao em rede, e similar ao Wi-Fi mas agrega tecnologias mais recentes</text:span></text:p>
      <text:p text:style-name="P14"><text:span text:style-name="T20"/></text:p>
      <text:p text:style-name="P19"><text:a xlink:type="simple" xlink:href="https://pt.wikipedia.org/wiki/WiMAX" text:style-name="Internet_20_link" text:visited-style-name="Visited_20_Internet_20_Link"><text:span text:style-name="T84">https://pt.wikipedia.org/wiki/WiMAX</text:span></text:a></text:p>
      <text:p text:style-name="P19"><text:span text:style-name="T84"/></text:p>
      <text:p text:style-name="P1"><text:s/><text:span text:style-name="T82">4</text:span>- O que significa LTE? Explique o que é LTE. O LTE é semelhante a qual tecnologia? </text:p>
      <text:p text:style-name="P1"/>
      <text:p text:style-name="P26"><text:span text:style-name="T25">O </text:span><text:span text:style-name="T16">LTE</text:span><text:span text:style-name="T25"> (</text:span><text:span text:style-name="T16">Long Term Evolution</text:span><text:span text:style-name="T26">(</text:span><text:span text:style-name="T41">Evolução de Longo Prazo</text:span><text:span text:style-name="T42">)</text:span><text:span text:style-name="T25">) é um padrão de redes de comunicação móveis, </text:span><text:span text:style-name="T26">uma</text:span><text:span text:style-name="T25"> tecnologia de rádio </text:span><text:span text:style-name="T26">que</text:span><text:span text:style-name="T25"> permite </text:span><text:span text:style-name="T26">ate</text:span><text:span text:style-name="T25"> velocidades de 150Mb/s de downlink e 50Mb/s de uplink , </text:span><text:span text:style-name="T26">ele </text:span><text:span text:style-name="T25">é semelhante ao </text:span><text:a xlink:type="simple" xlink:href="https://pt.wikipedia.org/wiki/WiMAX" text:style-name="Internet_20_link" text:visited-style-name="Visited_20_Internet_20_Link"><text:span text:style-name="T50">WiMAX</text:span></text:a><text:span text:style-name="T25"> </text:span><text:span text:style-name="T31">porque ambos usam</text:span><text:span text:style-name="T25"> uma ligação sem fios OFDMA, o </text:span><text:span text:style-name="T27">LTE </text:span><text:span text:style-name="T28">diferenciase do mesmo por</text:span><text:span text:style-name="T25"> ser compatível com os recursos </text:span><text:span text:style-name="T31">das</text:span><text:span text:style-name="T25"> redes </text:span><text:a xlink:type="simple" xlink:href="https://pt.wikipedia.org/wiki/HSPA" text:style-name="Internet_20_link" text:visited-style-name="Visited_20_Internet_20_Link"><text:span text:style-name="T50">HSPA</text:span></text:a><text:span text:style-name="T25"> e </text:span><text:a xlink:type="simple" xlink:href="https://pt.wikipedia.org/wiki/GSM" text:style-name="Internet_20_link" text:visited-style-name="Visited_20_Internet_20_Link"><text:span text:style-name="T50">GSM</text:span></text:a><text:span text:style-name="T25">, permitindo que os operadores móveis possam realizar a transição para a tecnologia LTE sem descontinuidade de serviço nas redes já existentes.</text:span></text:p>
      <text:p text:style-name="P4">https://pt.wikipedia.org/wiki/Long_Term_Evolution</text:p>
      <text:p text:style-name="P1"/>
      <text:p text:style-name="P1"><text:span text:style-name="T79">5</text:span>- Explique as características do protocolo NAT. </text:p>
      <text:p text:style-name="P16"/>
      <text:p text:style-name="P17"><text:span text:style-name="T90">O </text:span><text:span text:style-name="T2">NAT (network address translation</text:span><text:span text:style-name="T8">(transiçao de endereços do network)</text:span><text:span text:style-name="T2">) é um protocolo que, faz a tradução do endereços Ip local para </text:span><text:span text:style-name="T8">o</text:span><text:span text:style-name="T2"> ip do servidor, a  </text:span><text:span text:style-name="T8">Traduçao</text:span><text:span text:style-name="T2"> do ip da rede local valida o envio do pacote na internet, no retorno do pacote acontece a mesma coisa porém ao contrário o que garante que o pacote chegue ao seu destino.</text:span><text:span text:style-name="T75"> </text:span></text:p>
      <text:p text:style-name="P1"/>
      <text:p text:style-name="P2">https://ensinar.wordpress.com/2008/12/10/entendendo-o-que-e-nat/</text:p>
      <text:p text:style-name="P1"/>
      <text:p text:style-name="P1"><text:span text:style-name="T81">6</text:span>- Qual é o protocolo que permite fornecer relatórios de erros nas máquinas conectadas na rede?</text:p>
      <text:p text:style-name="P1"/>
      <text:p text:style-name="P16"><text:span text:style-name="T12">Checksum</text:span><text:span text:style-name="T36">(</text:span><text:span text:style-name="T12">soma de verificação</text:span> <text:span text:style-name="T90">)</text:span></text:p>
      <text:p text:style-name="P1"/>
      <text:p text:style-name="P3">https://pt.wikipedia.org/wiki/Soma_de_verifica%C3%A7%C3%A3o</text:p>
      <text:p text:style-name="P1"/>
      <text:p text:style-name="P1"><text:s/><text:span text:style-name="T82">7</text:span>- O que é rede ATM? Explique sucintamente. </text:p>
      <text:p text:style-name="P1"/>
      <text:p text:style-name="P26"><text:span text:style-name="T69">O ATM</text:span><text:span text:style-name="T71">(</text:span><text:span text:style-name="T16">Asynchronous Transfer Mode</text:span><text:span text:style-name="T86"> </text:span><text:span text:style-name="T71">(modalidade de transmisao asincrona))</text:span><text:span text:style-name="T69"> é uma tecnologia de comunicação de dados de alta velocidade usada para interligar redes locais, metropolitanas e de longa distância </text:span><text:span text:style-name="T73">que</text:span><text:span text:style-name="T69"> envia informações em modo assíncrono através de uma rede de dados, utiliza o processo de comutação de pacotes, que é adequado para o envio assíncrono de informações, </text:span><text:span text:style-name="T73">as </text:span><text:soft-page-break/><text:span text:style-name="T73">conexoes</text:span><text:span text:style-name="T25"> podem ser "permanentes", conexões dedicadas pré-configuradas, ou "comutad</text:span><text:span text:style-name="T33">a</text:span><text:span text:style-name="T25">s",configurad</text:span><text:span text:style-name="T33">a</text:span><text:span text:style-name="T25">s sobre uma base por-chamada usando </text:span><text:a xlink:type="simple" xlink:href="https://pt.wikipedia.org/wiki/Sinalização" text:style-name="Internet_20_link" text:visited-style-name="Visited_20_Internet_20_Link"><text:span text:style-name="T50">sinalização</text:span></text:a><text:span text:style-name="T47"> </text:span><text:span text:style-name="T25">e desconectad</text:span><text:span text:style-name="T33">a</text:span><text:span text:style-name="T25">s quando a chamada é terminada.</text:span></text:p>
      <text:p text:style-name="P1"/>
      <text:p text:style-name="P1"/>
      <text:p text:style-name="P5"><text:a xlink:type="simple" xlink:href="http://www.teleco.com.br/tutoriais/tutorialatm/pagina_1.asp" text:style-name="Internet_20_link" text:visited-style-name="Visited_20_Internet_20_Link">http://www.teleco.com.br/tutoriais/tutorialatm/pagina_1.asp</text:a></text:p>
      <text:p text:style-name="P5"/>
      <text:p text:style-name="P6"><text:a xlink:type="simple" xlink:href="https://pt.wikipedia.org/wiki/Asynchronous_Transfer_Mode" text:style-name="Internet_20_link" text:visited-style-name="Visited_20_Internet_20_Link"><text:span text:style-name="T83">https://pt.wikipedia.org/wiki/Asynchronous_Transfer_Mode</text:span></text:a></text:p>
      <text:p text:style-name="P6"/>
      <text:p text:style-name="P6"/>
      <text:p text:style-name="P6"/>
      <text:p text:style-name="P6"/>
      <text:p text:style-name="P1"><text:span text:style-name="T82">8</text:span>- O que é o DNS?</text:p>
      <text:p text:style-name="P1"/>
      <text:p text:style-name="P18"><text:span text:style-name="T25">O  </text:span><text:span text:style-name="T16">DNS</text:span><text:span text:style-name="T47"> </text:span><text:span text:style-name="T25">(</text:span><text:span text:style-name="T16">Domain Name System</text:span><text:span text:style-name="T30">(sistema de nomes de dominio)</text:span><text:span text:style-name="T25">) é um sistema de gerenciamento de nomes hierárquico e distribuído para </text:span><text:span text:style-name="T35">maquinas ou</text:span><text:span text:style-name="T25"> recurso</text:span><text:span text:style-name="T35">s</text:span><text:span text:style-name="T25"> conectad</text:span><text:span text:style-name="T35">as</text:span><text:span text:style-name="T25"> à Internet ou numa rede privada.permite a inscrição de vários dados, </text:span><text:span text:style-name="T35">os principais são</text:span><text:span text:style-name="T25"> nome do host e seu </text:span><text:a xlink:type="simple" xlink:href="https://pt.wikipedia.org/wiki/IP" text:style-name="Internet_20_link" text:visited-style-name="Visited_20_Internet_20_Link"><text:span text:style-name="T50">IP</text:span></text:a><text:span text:style-name="T25">, seu tamanho é ilimitado e o desempenho não se degrada muito quando se adiciona mais servidores.</text:span></text:p>
      <text:p text:style-name="P18"><text:span text:style-name="T25"/></text:p>
      <text:p text:style-name="P9">https://pt.wikipedia.org/wiki/Domain_Name_System</text:p>
      <text:p text:style-name="P1"/>
      <text:p text:style-name="P1"><text:s/><text:span text:style-name="T82">9</text:span>- Qual a principal função do DNS?</text:p>
      <text:p text:style-name="P1"/>
      <text:p text:style-name="P12"><text:span text:style-name="T18">O servidor DNS traduz nomes para os endereços IP e endereços IP para nomes respetivos, e permitindo a localização de hosts num domínio determinado.</text:span></text:p>
      <text:p text:style-name="P9">https://pt.wikipedia.org/wiki/Domain_Name_System</text:p>
      <text:p text:style-name="P1"/>
      <text:p text:style-name="P1"><text:s/>10- Referente ao DNS, qual é o tipo de servidor responsável pelos domínios de alto nível? Dê exemplos de domínios de alto nível para países.</text:p>
      <text:p text:style-name="P1"/>
      <text:p text:style-name="P23"><text:span text:style-name="T19">Cada domínio é formado por nomes separados por pontos. O nome mais à direita é chamado de </text:span><text:a xlink:type="simple" xlink:href="https://pt.wikipedia.org/wiki/Domínio_de_topo" text:style-name="Internet_20_link" text:visited-style-name="Visited_20_Internet_20_Link"><text:span text:style-name="T48">domínio de topo</text:span></text:a><text:span text:style-name="T19">. Exemplos de domínios de topo são </text:span><text:a xlink:type="simple" xlink:href="https://pt.wikipedia.org/wiki/.com" text:style-name="Internet_20_link" text:visited-style-name="Visited_20_Internet_20_Link"><text:span text:style-name="T48">.com</text:span></text:a><text:span text:style-name="T19">, </text:span><text:a xlink:type="simple" xlink:href="https://pt.wikipedia.org/wiki/.org" text:style-name="Internet_20_link" text:visited-style-name="Visited_20_Internet_20_Link"><text:span text:style-name="T48">.org</text:span></text:a><text:span text:style-name="T19">, </text:span><text:a xlink:type="simple" xlink:href="https://pt.wikipedia.org/wiki/.net" text:style-name="Internet_20_link" text:visited-style-name="Visited_20_Internet_20_Link"><text:span text:style-name="T48">.net</text:span></text:a><text:span text:style-name="T19">, </text:span><text:a xlink:type="simple" xlink:href="https://pt.wikipedia.org/wiki/.edu" text:style-name="Internet_20_link" text:visited-style-name="Visited_20_Internet_20_Link"><text:span text:style-name="T48">.edu</text:span></text:a><text:span text:style-name="T19">, </text:span><text:a xlink:type="simple" xlink:href="https://pt.wikipedia.org/w/index.php?title=.inf&amp;action=edit&amp;redlink=1" text:style-name="Internet_20_link" text:visited-style-name="Visited_20_Internet_20_Link"><text:span text:style-name="T53">.inf</text:span></text:a><text:span text:style-name="T19"> e </text:span><text:a xlink:type="simple" xlink:href="https://pt.wikipedia.org/wiki/.gov" text:style-name="Internet_20_link" text:visited-style-name="Visited_20_Internet_20_Link"><text:span text:style-name="T48">.gov</text:span></text:a><text:span text:style-name="T19">.</text:span></text:p>
      <text:p text:style-name="P20">Cada servidor de domínio de topo conhece os endereços dos servidores autoritativos que pertencem àquele domínio de topo, ou o endereço de algum servidor DNS intermediário que conhece um servidor autoritativo.</text:p>
      <text:p text:style-name="P24">https://pt.wikipedia.org/wiki/Domain_Name_System</text:p>
      <text:p text:style-name="P1"/>
      <text:p text:style-name="P1"><text:s/>11- Qual é o protocolo padrão para envio de e-mails através da Internet?</text:p>
      <text:p text:style-name="P1"/>
      <text:p text:style-name="P11"><text:span text:style-name="Strong_20_Emphasis"><text:span text:style-name="T60"> </text:span></text:span><text:span text:style-name="Strong_20_Emphasis"><text:span text:style-name="T59">SMTP</text:span></text:span><text:span text:style-name="T54">(Simple Mail Transfer Protocol</text:span><text:span text:style-name="T61">1</text:span><text:span text:style-name="T60"> – </text:span><text:span text:style-name="T57">protocolo de transferência de correio simples) </text:span><text:span text:style-name="T56">é o protocolo </text:span><text:span text:style-name="T55">padrao</text:span><text:span text:style-name="T56"> para envio de e-mail.</text:span></text:p>
      <text:p text:style-name="P1"/>
      <text:p text:style-name="P10">https://www.kinghost.com.br/blog/2013/12/o-que-e-smtp-imap-e-pop-3-e-qual-a-diferenca/</text:p>
      <text:p text:style-name="P1"/>
      <text:p text:style-name="P1"><text:s/>12- Defina os protocolos POP3 e IMAP. O que eles tem em comum? </text:p>
      <text:p text:style-name="P1"/>
      <text:p text:style-name="P1"><text:span text:style-name="T57">um </text:span><text:span text:style-name="Strong_20_Emphasis"><text:span text:style-name="T58">servidor POP</text:span></text:span><text:span text:style-name="T60"> </text:span><text:span text:style-name="T57">(Post Office Protocol) quanto um </text:span><text:span text:style-name="Strong_20_Emphasis"><text:span text:style-name="T58">servidor IMAP </text:span></text:span><text:span text:style-name="T57">(Internet Message Access Protocol).</text:span><text:span text:style-name="Strong_20_Emphasis"><text:span text:style-name="T60"> </text:span></text:span><text:span text:style-name="T57">IMAP e POP são protocolos padrão da Internet para recebimento de e-mail, que baixa as mensagens do servidor para a sua máquina</text:span><text:span text:style-name="T88"> </text:span></text:p>
      <text:p text:style-name="P12"><text:soft-page-break/></text:p>
      <text:p text:style-name="P23"><text:span text:style-name="T10">Para utilizar os emails via </text:span><text:span text:style-name="Strong_20_Emphasis"><text:span text:style-name="T11">POP (ou POP3)</text:span></text:span><text:span text:style-name="T10"> é necessário a utilização de um programa de emails. O protocolo POP3 é um protocolo offline no qual, o software de emails conecta-se ao servidor, realiza o download das mensagens e após esse processo, finaliza a conexão.</text:span></text:p>
      <text:p text:style-name="P21"><text:span text:style-name="T10">Esse protocolo tem acesso apenas à </text:span><text:span text:style-name="T11">Caixa de Entrada</text:span><text:span text:style-name="T10">, não conseguindo baixar nenhuma outra pasta de sua conta. O acesso via </text:span><text:span text:style-name="Strong_20_Emphasis"><text:span text:style-name="T11">POP </text:span></text:span><text:span text:style-name="T10">baixa as mensagens do servidor e salva as mesmas localmente em seu computador, não deixando uma cópia das mensagens no servidor. Esse tipo de configuração é recomendado para quem precisa acessar os emails em apenas 1 local ou possuem redes com largura de banda baixa.</text:span></text:p>
      <text:p text:style-name="P12"/>
      <text:p text:style-name="P23"><text:span text:style-name="T10">Para utilizar o seus emails via IMAP é necessário a utilização de um programa de emails. O protocolo </text:span><text:span text:style-name="Strong_20_Emphasis"><text:span text:style-name="T11">IMAP </text:span></text:span><text:span text:style-name="T10">é um protocolo online no qual, o software de emails conecta-se ao servidor, realiza a sincronia das mensagens e após esse processo, mantém a conexão para que as alterações e mensagens novas recebidas sejam atualizadas quase que em tempo real.<text:line-break/>Esse protocolo tem acesso a todas as pastas de sua conta e deixa o status das mensagens igual tanto no servidor como no software. Esse tipo de configuração é recomendado para quem precisa acessar os emails em mais de um local.</text:span></text:p>
      <text:p text:style-name="P25"><text:span text:style-name="T87">https://www.kinghost.com.br/blog/2013/12/o-que-e-smtp-imap-e-pop-3-e-qual-a-diferenca/</text:span><text:line-break/><text:span text:style-name="T87">https://wiki.dialhost.com.br/diferenca-entre-acesso-via-webmail-pop-ou-imap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1" svg:font-family="Arial, sans-serif"/>
    <style:font-face style:name="Lucida Grande" svg:font-family="'Lucida Grande', Verdana, Arial, sans-serif"/>
    <style:font-face style:name="Mangal1" svg:font-family="Mangal"/>
    <style:font-face style:name="Open Sans" svg:font-family="'Open Sans'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0:30.441000000</meta:creation-date>
    <dc:date>2017-05-10T16:11:59.600000000</dc:date>
    <meta:editing-duration>PT22M35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39" meta:word-count="865" meta:character-count="6030" meta:non-whitespace-character-count="5185"/>
  </office:meta>
</office:document-meta>
</file>